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BB01262E975A4FFA25.png" manifest:media-type="image/png"/>
  <manifest:file-entry manifest:full-path="Pictures/10000000000001B10000019F5F0E480F87E23482.png" manifest:media-type="image/png"/>
  <manifest:file-entry manifest:full-path="Pictures/1000000000000203000002D4A198540D3CF420D0.png" manifest:media-type="image/png"/>
  <manifest:file-entry manifest:full-path="Pictures/10000000000004450000024D13053303CB38F8A1.png" manifest:media-type="image/png"/>
  <manifest:file-entry manifest:full-path="Pictures/100000000000010C00000148F0200DF09B8F4A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692cm" fo:min-width="3.595cm" fo:padding-top="0.125cm" fo:padding-bottom="0.125cm" fo:padding-left="0.25cm" fo:padding-right="0.25cm" fo:wrap-option="wrap" draw:shadow="hidden" draw:shadow-offset-x="0cm" draw:shadow-offset-y="0.141cm" draw:shadow-color="#ffbf00"/>
    </style:style>
    <style:style style:name="gr3" style:family="graphic" style:parent-style-name="standard" style:list-style-name="L2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641cm" fo:min-width="2.862cm" fo:padding-top="0.125cm" fo:padding-bottom="0.125cm" fo:padding-left="0.25cm" fo:padding-right="0.25cm" fo:wrap-option="wrap" draw:shadow="hidden" draw:shadow-offset-x="0cm" draw:shadow-offset-y="0.141cm" draw:shadow-color="#ffbf00"/>
    </style:style>
    <style:style style:name="gr4" style:family="graphic" style:parent-style-name="standard" style:list-style-name="L2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694cm" fo:min-width="2.807cm" fo:padding-top="0.125cm" fo:padding-bottom="0.125cm" fo:padding-left="0.25cm" fo:padding-right="0.25cm" fo:wrap-option="wrap" draw:shadow="hidden" draw:shadow-offset-x="0cm" draw:shadow-offset-y="0.141cm" draw:shadow-color="#ffbf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2cm"/>
      <style:paragraph-properties style:writing-mode="lr-tb"/>
    </style:style>
    <style:style style:name="gr7" style:family="graphic" style:parent-style-name="standard">
      <style:graphic-properties draw:stroke="none" draw:fill="none" fo:min-height="0.6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Gradient_20_33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style:font-name="Calibri"/>
    </style:style>
    <style:style style:name="P4" style:family="paragraph">
      <loext:graphic-properties draw:fill="none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5cm" svg:height="7.813cm" svg:x="2.5cm" svg:y="1.75cm">
          <draw:image xlink:href="Pictures/10000000000004450000024D13053303CB38F8A1.png" xlink:type="simple" xlink:show="embed" xlink:actuate="onLoad" draw:mime-type="image/png">
            <text:p/>
          </draw:image>
        </draw:frame>
        <draw:frame draw:style-name="gr1" draw:text-style-name="P1" draw:layer="layout" svg:width="8.785cm" svg:height="12.35cm" svg:x="19.25cm" svg:y="3.25cm">
          <draw:image xlink:href="Pictures/1000000000000203000002D4A198540D3CF420D0.png" xlink:type="simple" xlink:show="embed" xlink:actuate="onLoad" draw:mime-type="image/png">
            <text:p/>
          </draw:image>
        </draw:frame>
        <draw:frame draw:style-name="gr1" draw:text-style-name="P1" draw:layer="layout" svg:width="5.067cm" svg:height="4.856cm" svg:x="11.2cm" svg:y="11.494cm">
          <draw:image xlink:href="Pictures/10000000000001B10000019F5F0E480F87E23482.png" xlink:type="simple" xlink:show="embed" xlink:actuate="onLoad" draw:mime-type="image/png">
            <text:p/>
          </draw:image>
        </draw:frame>
        <draw:frame draw:style-name="gr1" draw:text-style-name="P1" draw:layer="layout" svg:width="5.225cm" svg:height="3.751cm" svg:x="1.5cm" svg:y="12cm">
          <draw:image xlink:href="Pictures/1000000100000269000001BB01262E975A4FFA25.png" xlink:type="simple" xlink:show="embed" xlink:actuate="onLoad" draw:mime-type="image/png">
            <text:p/>
          </draw:image>
        </draw:frame>
        <draw:custom-shape draw:name="notched-right-arrow 1" draw:style-name="gr2" draw:text-style-name="P2" draw:layer="layout" svg:width="5.036cm" svg:height="1.883cm" svg:x="13.964cm" svg:y="4.617cm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-right-arrow 2" draw:style-name="gr3" draw:text-style-name="P2" draw:layer="layout" svg:width="4.252cm" svg:height="2.075cm" draw:transform="rotate (-2.41134689455537) translate (19.5cm 11.296cm)">
          <text:p/>
          <draw:enhanced-geometry draw:mirror-horizontal="false" draw:mirror-vertical="false" svg:viewBox="0 0 0 0" draw:text-areas="?f11 ?f8 ?f12 ?f9" draw:type="ooxml-notchedRightArrow" draw:modifiers="42944.2508710801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-right-arrow 3" draw:style-name="gr4" draw:text-style-name="P2" draw:layer="layout" svg:width="4.25cm" svg:height="1.887cm" draw:transform="rotate (-3.1407199889638) translate (11.002cm 14.883cm)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3" draw:layer="layout" svg:width="7.728cm" svg:height="1.529cm" svg:x="10.75cm" svg:y="16.471cm">
          <draw:text-box>
            <text:p><text:span text:style-name="T1">Toolchain</text:span><text:span text:style-name="T1"> Arduino</text:span></text:p>
            <text:p><text:span text:style-name="T2">compiler + linker + uploader</text:span></text:p>
          </draw:text-box>
        </draw:frame>
        <draw:frame draw:style-name="gr6" draw:text-style-name="P4" draw:layer="layout" svg:width="3.38cm" svg:height="2.25cm" draw:transform="rotate (0.756949296589941) translate (15.748cm 11.571cm)">
          <draw:text-box>
            <text:p><text:span text:style-name="T1">+ Librerías</text:span></text:p>
          </draw:text-box>
        </draw:frame>
        <draw:frame draw:style-name="gr7" draw:text-style-name="P4" draw:layer="layout" svg:width="3.017cm" svg:height="0.891cm" svg:x="7.5cm" svg:y="13.5cm">
          <draw:text-box>
            <text:p><text:span text:style-name="T1">USB</text:span></text:p>
          </draw:text-box>
        </draw:frame>
        <draw:frame draw:style-name="gr1" draw:text-style-name="P1" draw:layer="layout" svg:width="1.5cm" svg:height="1.835cm" svg:x="9.5cm" svg:y="11.5cm">
          <draw:image xlink:href="Pictures/100000000000010C00000148F0200DF09B8F4AD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3" draw:display-name="Gradient 33" draw:style="linear" draw:start-color="#ffde59" draw:end-color="#b47804" draw:start-intensity="100%" draw:end-intensity="100%" draw:angle="30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9:26:26.601000000</meta:creation-date>
    <dc:date>2023-05-23T19:35:25.891000000</dc:date>
    <meta:editing-duration>PT8M59S</meta:editing-duration>
    <meta:editing-cycles>2</meta:editing-cycles>
    <meta:generator>LibreOffice/7.4.3.2$Windows_X86_64 LibreOffice_project/1048a8393ae2eeec98dff31b5c133c5f1d08b890</meta:generator>
    <meta:document-statistic meta:object-count="11"/>
  </office:meta>
</office:document-meta>
</file>